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603507044107173680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08923314951311270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0428817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0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>Wed March 28, 2018 <text:span text:style-name="T1">4 miles</text:span> </text:p>
      <text:p text:style-name="P5">I did the same workout as yesterday.</text:p>
      <text:p text:style-name="P5">The 2 mile walk/run averaged 10:51.</text:p>
      <text:p text:style-name="P5">½ mile run: 3:54</text:p>
      <text:p text:style-name="P5">mile run: <text:s/>8:17</text:p>
      <text:p text:style-name="P5">I felt much better today, <text:s/>The effects of my cold are really decreasing. </text:p>
      <text:p text:style-name="P5"/>
      <text:p text:style-name="P5">Thur March 29, 2018 <text:span text:style-name="T1">3 miles</text:span> </text:p>
      <text:p text:style-name="P5">I ran 3 miles on the Wise Center indoor track in about 29 minutes.</text:p>
      <text:p text:style-name="P5"/>
      <text:p text:style-name="P5">Fri March 30, 2018 <text:span text:style-name="T1">3 miles</text:span> </text:p>
      <text:p text:style-name="P5">I ran 3 miles on a Wise Center treadmill in 28:29 minut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30T10:24:34.56</dc:date>
    <dc:creator>James Lombardi</dc:creator>
    <meta:editing-duration>P2DT11H20M12S</meta:editing-duration>
    <meta:editing-cycles>215</meta:editing-cycles>
    <meta:generator>OpenOffice/4.1.2$Win32 OpenOffice.org_project/412m3$Build-9782</meta:generator>
    <meta:document-statistic meta:table-count="0" meta:image-count="0" meta:object-count="0" meta:page-count="13" meta:paragraph-count="291" meta:word-count="4415" meta:character-count="21154"/>
  </office:meta>
</office:document-meta>
</file>